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c80" officeooo:paragraph-rsid="000efc80"/>
    </style:style>
    <style:style style:name="P2" style:family="paragraph" style:parent-style-name="Standard">
      <style:text-properties officeooo:rsid="001025e1" officeooo:paragraph-rsid="001025e1"/>
    </style:style>
    <style:style style:name="P3" style:family="paragraph" style:parent-style-name="Standard">
      <style:text-properties officeooo:rsid="001025e1" officeooo:paragraph-rsid="0010c59e"/>
    </style:style>
    <style:style style:name="T1" style:family="text">
      <style:text-properties officeooo:rsid="001025e1"/>
    </style:style>
    <style:style style:name="T2" style:family="text">
      <style:text-properties officeooo:rsid="0010c5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REATE DATABASE.</text:p>
      <text:p text:style-name="P1"/>
      <text:p text:style-name="P1">CREATE DATABASE cs161project;</text:p>
      <text:p text:style-name="P1"/>
      <text:p text:style-name="P1">\c cs161project;</text:p>
      <text:p text:style-name="P1"/>
      <text:p text:style-name="P1">CREATE TABLE generaldetails(</text:p>
      <text:p text:style-name="P1">video_id BIGSERIAL,</text:p>
      <text:p text:style-name="P1">framecoun<text:span text:style-name="T1">t</text:span> INTEGER,</text:p>
      <text:p text:style-name="P1">xresolution INTEGER,</text:p>
      <text:p text:style-name="P1">yresolution INTEGER,</text:p>
      <text:p text:style-name="P1">fps REAL);</text:p>
      <text:p text:style-name="P1"/>
      <text:p text:style-name="P1">GRANT ALL PRIVILEGES ON TABLE generaldetails TO userz;</text:p>
      <text:p text:style-name="P1"/>
      <text:p text:style-name="P1">GRANT USAGE, SELECT ON SEQUENCE generaldetails_video_id_seq TO userz;</text:p>
      <text:p text:style-name="P1"/>
      <text:p text:style-name="P2">CREATE TABLE bounding_box_fac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left_ey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right_ey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mouth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/>
      <text:p text:style-name="P2"/>
      <text:p text:style-name="P2"/>
      <text:p text:style-name="P2"><text:soft-page-break/>CREATE TABLE bounding_box_nos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GRANT ALL PRIVILEGES ON <text:span text:style-name="T2">TABLE bounding_box_face</text:span> TO userz;</text:p>
      <text:p text:style-name="P3"/>
      <text:p text:style-name="P3">GRANT ALL PRIVILEGES ON <text:span text:style-name="T2">TABLE bounding_box_left_eye</text:span> TO userz;</text:p>
      <text:p text:style-name="P3"/>
      <text:p text:style-name="P3">GRANT ALL PRIVILEGES ON <text:span text:style-name="T2">TABLE bounding_box_mouth</text:span> TO userz;</text:p>
      <text:p text:style-name="P3"/>
      <text:p text:style-name="P3">GRANT ALL PRIVILEGES ON <text:span text:style-name="T2">TABLE bounding_box_nose</text:span> TO userz;</text:p>
      <text:p text:style-name="P3"/>
      <text:p text:style-name="P3">GRANT ALL PRIVILEGES ON <text:span text:style-name="T2">TABLE bounding_box_right_eye</text:span> TO userz;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6-03-02T19:41:24.021427903</meta:creation-date>
    <dc:date>2016-03-07T17:48:52.225312143</dc:date>
    <dc:creator>student </dc:creator>
    <meta:editing-duration>PT25M30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2" meta:paragraph-count="51" meta:word-count="152" meta:character-count="1163" meta:non-whitespace-character-count="1062"/>
  </office:meta>
</office:document-meta>
</file>